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d48ea" officeooo:paragraph-rsid="001d48ea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88%" style:font-name="apple-system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88%" style:font-name="apple-system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88%" style:font-name="apple-system" fo:font-size="10.5pt" fo:letter-spacing="normal" fo:font-style="normal" fo:font-weight="bold" officeooo:rsid="001d48ea" officeooo:paragraph-rsid="001d48ea" style:font-weight-asian="bold" style:font-weight-complex="bold"/>
    </style:style>
    <style:style style:name="P8" style:family="paragraph" style:parent-style-name="Text_20_body" style:list-style-name="L2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88%" style:font-name="apple-system" fo:font-size="10.5pt" fo:letter-spacing="normal" fo:font-style="normal" fo:font-weight="bold" officeooo:rsid="001d48ea" officeooo:paragraph-rsid="001d48ea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d48ea" officeooo:paragraph-rsid="001d48ea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3b60" officeooo:paragraph-rsid="001e3b60"/>
    </style:style>
    <style:style style:name="T1" style:family="text">
      <style:text-properties fo:color="#ffffff" loext:opacity="100%" fo:font-size="9pt" fo:background-color="#9cb6da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7">Respostas sobre artigo CMM</text:p>
        </text:list-header>
        <text:list-item>
          <text:p text:style-name="P5"><text:s/>O objetivo da implementação do SW-CMM nível 2 foi melhorar os processos de desenvolvimento de software no Brazil Global Development Center da Dell Computer Corporation.</text:p>
        </text:list-item>
        <text:list-item>
          <text:p text:style-name="P5"><text:s/>A implementação foi realizada no Brazil Global Development Center da Dell Computer Corporation, uma unidade de desenvolvimento de software offshore.</text:p>
        </text:list-item>
        <text:list-item>
          <text:p text:style-name="P5"><text:s/>A implementação contou com o apoio de uma empresa de consultoria especializada em CMM, além da participação ativa da Universidade em parceria com a equipe interna.</text:p>
        </text:list-item>
        <text:list-item>
          <text:p text:style-name="P5"><text:s/>A estratégia utilizada na implementação incluiu a contratação de uma empresa de consultoria especializada, o desenvolvimento de um plano de melhoria do processo de software e a criação de um SEPG desde o início do processo.</text:p>
        </text:list-item>
        <text:list-item>
          <text:p text:style-name="P5"><text:s/>Os principais desafios da implementação incluíram a falta de planejamento inicial, a necessidade de treinamento não-técnico, a comunicação interna e a falta de visão clara das atividades envolvidas.</text:p>
        </text:list-item>
        <text:list-item>
          <text:p text:style-name="P5"><text:s/>Os benefícios esperados com a implementação incluíram a melhoria nos processos de software, a redução de não-conformidades, o fortalecimento do relacionamento com a matriz e outras unidades offshore, e a participação ativa no estabelecimento do CMM como padrão global da empresa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L2">
        <text:list-header>
          <text:p text:style-name="P8">Respostas sobre artigo MPS.BR</text:p>
        </text:list-header>
        <text:list-item>
          <text:p text:style-name="P6"><text:s/>O objetivo da implementação do modelo MPS.BR nível G foi a busca por reconhecimento no mercado, visando o marketing e a padronização dos processos.</text:p>
          <text:p text:style-name="P6"/>
        </text:list-item>
        <text:list-item>
          <text:p text:style-name="P6"><text:s/>O perfil das empresas onde a implementação foi realizada variou em termos de tamanho da equipe e tempo necessário para implementar o processo, com empresas A, B, C e D apresentando diferentes números de pessoas e durações de implementação.</text:p>
          <text:p text:style-name="P6"/>
        </text:list-item>
        <text:list-item>
          <text:p text:style-name="P6"><text:s/>As empresas contaram com o apoio de consultores das instituições implementadoras durante a implementação do modelo MPS.BR, além da participação de colaboradores internos.</text:p>
          <text:p text:style-name="P6"/>
        </text:list-item>
        <text:list-item>
          <text:p text:style-name="P6"><text:s/>Durante a implementação do modelo MPS.BR, as empresas criaram uma metodologia de desenvolvimento com o auxílio da instituição implementadora, o que se mostrou fundamental para orientar os colaboradores nas atividades. Essa metodologia foi desenvolvida de forma colaborativa, envolvendo tanto os consultores externos quanto os membros internos da equipe de implementação. A criação dessa metodologia permitiu uma abordagem mais estruturada e eficiente para a implementação do modelo, garantindo que as práticas e processos fossem adequadamente definidos e seguidos por todos os envolvidos. Além disso, a metodologia contribuiu para a padronização das atividades, facilitando a comunicação e a execução das tarefas ao longo do processo de implementação do MPS.BR. </text:p>
          <text:p text:style-name="P6"/>
        </text:list-item>
        <text:list-item>
          <text:p text:style-name="P6"><text:s/>Os principais desafios/dificuldades enfrentados durante a implementação do modelo MPS.BR incluíram a falta de definição e documentação dos processos anteriores, a falta de participação integral dos colaboradores na equipe de implementação, resistência às mudanças por parte dos colaboradores, e a necessidade de lidar com consultorias que nem sempre estavam presentes em tempo integral.</text:p>
          <text:p text:style-name="P6"/>
        </text:list-item>
        <text:list-item>
          <text:p text:style-name="P6"><text:s/>Os benefícios obtidos/esperados com a implementação do modelo MPS.BR incluíram o reconhecimento no mercado, a padronização dos processos, a definição de uma metodologia de desenvolvimento, e a melhoria da qualidade dos serviços prestados pelas empresa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e3b60" officeooo:paragraph-rsid="001e3b60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 officeooo:rsid="001d48ea" officeooo:paragraph-rsid="001d48ea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d48ea" officeooo:paragraph-rsid="001d48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h text:style-name="MP1" text:outline-level="1">Trabalho sobre CMM e MPS-BR</text:h>
        <text:p text:style-name="MP2">Faculdade de Tecnologia Senac Rio</text:p>
        <text:p text:style-name="MP3">Erick Calazães</text:p>
        <text:p text:style-name="MP4"/>
      </style:header>
      <style:footer>
        <text:p text:style-name="MP5">Rio de Janeiro, 05 de julho de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0:31:02.170000000</meta:creation-date>
    <dc:date>2024-07-05T00:45:39.616000000</dc:date>
    <meta:editing-duration>PT1M54S</meta:editing-duration>
    <meta:editing-cycles>1</meta:editing-cycles>
    <meta:document-statistic meta:table-count="0" meta:image-count="0" meta:object-count="0" meta:page-count="2" meta:paragraph-count="20" meta:word-count="504" meta:character-count="3377" meta:non-whitespace-character-count="2892"/>
    <meta:generator>LibreOffice/24.2.3.2$Windows_X86_64 LibreOffice_project/433d9c2ded56988e8a90e6b2e771ee4e6a5ab2ba</meta:generator>
  </office:meta>
</office:document-meta>
</file>